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Component.setServices( QName [ ] ser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mponent.invokeService( InOut exchange , NormalizedMessage in , QName servi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hainedComponent.transform( MessageExchange exchange , NormalizedMessage in , NormalizedMessag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inedComponent.copyProperties( MessageExchange in , MessageExchang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